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paragraph-rsid="000442af"/>
    </style:style>
    <style:style style:name="P2" style:family="paragraph" style:parent-style-name="Standard">
      <style:text-properties style:font-name="Liberation Sans" officeooo:rsid="0005027f" officeooo:paragraph-rsid="00067cda"/>
    </style:style>
    <style:style style:name="P3" style:family="paragraph" style:parent-style-name="Standard">
      <style:paragraph-properties fo:text-align="justify" style:justify-single-word="false"/>
      <style:text-properties style:font-name="Liberation Sans" officeooo:rsid="0005027f" officeooo:paragraph-rsid="00067cda"/>
    </style:style>
    <style:style style:name="P4" style:family="paragraph" style:parent-style-name="Standard">
      <style:paragraph-properties fo:text-align="justify" style:justify-single-word="false"/>
      <style:text-properties style:font-name="Liberation Sans" officeooo:rsid="000442af"/>
    </style:style>
    <style:style style:name="P5" style:family="paragraph" style:parent-style-name="Standard">
      <style:paragraph-properties fo:text-align="justify" style:justify-single-word="false"/>
      <style:text-properties style:font-name="Liberation Sans" officeooo:rsid="000442af" officeooo:paragraph-rsid="000442af"/>
    </style:style>
    <style:style style:name="P6" style:family="paragraph" style:parent-style-name="Standard">
      <style:paragraph-properties fo:text-align="justify" style:justify-single-word="false"/>
      <style:text-properties style:font-name="Liberation Sans" officeooo:rsid="000c0e53" officeooo:paragraph-rsid="000c0e53"/>
    </style:style>
    <style:style style:name="P7" style:family="paragraph" style:parent-style-name="Standard">
      <style:paragraph-properties fo:text-align="justify" style:justify-single-word="false"/>
      <style:text-properties style:font-name="Liberation Sans" officeooo:paragraph-rsid="000442af"/>
    </style:style>
    <style:style style:name="P8" style:family="paragraph" style:parent-style-name="Standard">
      <style:text-properties style:font-name="Liberation Sans" officeooo:rsid="000f6b6e" officeooo:paragraph-rsid="000f6b6e"/>
    </style:style>
    <style:style style:name="P9" style:family="paragraph" style:parent-style-name="Standard">
      <style:text-properties style:font-name="Liberation Sans" fo:language="en" fo:country="US" officeooo:rsid="00067cda" officeooo:paragraph-rsid="00067cda"/>
    </style:style>
    <style:style style:name="P10" style:family="paragraph" style:parent-style-name="Standard">
      <style:text-properties style:font-name="Liberation Sans" fo:language="en" fo:country="US" officeooo:rsid="0012a4bd" officeooo:paragraph-rsid="0012a4bd"/>
    </style:style>
    <style:style style:name="P11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officeooo:paragraph-rsid="00067cda"/>
    </style:style>
    <style:style style:name="P13" style:family="paragraph" style:parent-style-name="Standard">
      <style:paragraph-properties fo:text-align="justify" style:justify-single-word="false"/>
      <style:text-properties officeooo:paragraph-rsid="0007c970"/>
    </style:style>
    <style:style style:name="P14" style:family="paragraph" style:parent-style-name="Standard">
      <style:paragraph-properties fo:text-align="justify" style:justify-single-word="false"/>
      <style:text-properties officeooo:paragraph-rsid="000db620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</style:style>
    <style:style style:name="P16" style:family="paragraph" style:parent-style-name="Standard">
      <style:paragraph-properties fo:text-align="justify" style:justify-single-word="false"/>
      <style:text-properties style:font-name="Liberation Sans" officeooo:rsid="000f6b6e" officeooo:paragraph-rsid="000f6b6e"/>
    </style:style>
    <style:style style:name="P17" style:family="paragraph" style:parent-style-name="Standard">
      <style:text-properties style:font-name="Liberation Sans" officeooo:rsid="000f6b6e" officeooo:paragraph-rsid="000f6b6e"/>
    </style:style>
    <style:style style:name="P18" style:family="paragraph" style:parent-style-name="Standard">
      <style:paragraph-properties fo:text-align="justify" style:justify-single-word="false"/>
      <style:text-properties style:font-name="Liberation Sans" fo:font-size="16pt" fo:font-weight="bold" officeooo:rsid="00146529" officeooo:paragraph-rsid="00146529" style:font-size-asian="16pt" style:font-weight-asian="bold" style:font-size-complex="16pt" style:font-weight-complex="bold"/>
    </style:style>
    <style:style style:name="P19" style:family="paragraph" style:parent-style-name="Standard">
      <style:text-properties style:font-name="Liberation Sans" officeooo:paragraph-rsid="000442af"/>
    </style:style>
    <style:style style:name="P20" style:family="paragraph" style:parent-style-name="Standard">
      <style:text-properties officeooo:paragraph-rsid="000442af"/>
    </style:style>
    <style:style style:name="P21" style:family="paragraph" style:parent-style-name="Standard">
      <style:text-properties style:text-underline-style="none" officeooo:paragraph-rsid="000442af"/>
    </style:style>
    <style:style style:name="T1" style:family="text">
      <style:text-properties style:font-name="Liberation Sans"/>
    </style:style>
    <style:style style:name="T2" style:family="text">
      <style:text-properties style:font-name="Liberation Sans" officeooo:rsid="000442af"/>
    </style:style>
    <style:style style:name="T3" style:family="text">
      <style:text-properties style:font-name="Liberation Sans" fo:font-weight="bold" officeooo:rsid="000442af" style:font-weight-asian="bold" style:font-weight-complex="bold"/>
    </style:style>
    <style:style style:name="T4" style:family="text">
      <style:text-properties style:font-name="Liberation Sans" officeooo:rsid="00067cda"/>
    </style:style>
    <style:style style:name="T5" style:family="text">
      <style:text-properties style:font-name="Liberation Sans" officeooo:rsid="0007c970"/>
    </style:style>
    <style:style style:name="T6" style:family="text">
      <style:text-properties style:font-name="Liberation Sans" officeooo:rsid="00082efd"/>
    </style:style>
    <style:style style:name="T7" style:family="text">
      <style:text-properties style:font-name="Liberation Sans" officeooo:rsid="00085c22"/>
    </style:style>
    <style:style style:name="T8" style:family="text">
      <style:text-properties style:font-name="Liberation Sans" officeooo:rsid="000db620"/>
    </style:style>
    <style:style style:name="T9" style:family="text">
      <style:text-properties style:font-name="Liberation Sans" officeooo:rsid="000f6b6e"/>
    </style:style>
    <style:style style:name="T10" style:family="text">
      <style:text-properties style:font-name="Liberation Sans" officeooo:rsid="0010da65"/>
    </style:style>
    <style:style style:name="T11" style:family="text">
      <style:text-properties style:font-name="Liberation Sans" officeooo:rsid="0012a4bd"/>
    </style:style>
    <style:style style:name="T12" style:family="text">
      <style:text-properties style:font-name="Liberation Sans" style:text-underline-style="none"/>
    </style:style>
    <style:style style:name="T13" style:family="text">
      <style:text-properties style:font-name="Liberation Sans" style:text-underline-style="none" officeooo:rsid="00155106"/>
    </style:style>
    <style:style style:name="T14" style:family="text">
      <style:text-properties officeooo:rsid="000db620"/>
    </style:style>
    <style:style style:name="T15" style:family="text">
      <style:text-properties officeooo:rsid="0015510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Vpython journal:</text:p>
      <text:p text:style-name="P4"/>
      <text:p text:style-name="P4">Stack traces are different between Tao’s and Rodo’s (2 different machines) when running the same code.</text:p>
      <text:p text:style-name="P5">To-do:</text:p>
      <text:p text:style-name="P15"><text:span text:style-name="T2">- </text:span><text:span text:style-name="T3">Rerun</text:span><text:span text:style-name="T2"> the code to confirm, </text:span><text:span text:style-name="T6">using one version of vPython on Github</text:span></text:p>
      <text:p text:style-name="P15"><text:span text:style-name="T2">- </text:span><text:span text:style-name="T3">Compare</text:span><text:span text:style-name="T2"> and </text:span><text:span text:style-name="T3">Analyze</text:span><text:span text:style-name="T2"> function calls of each stack traces</text:span></text:p>
      <text:p text:style-name="P7"/>
      <text:p text:style-name="P12"><text:span text:style-name="T4">Change in the directory’s content </text:span><text:span text:style-name="T5">do</text:span><text:span text:style-name="T7">es</text:span><text:span text:style-name="T5"> not affect the stack traces.</text:span></text:p>
      <text:p text:style-name="P7"/>
      <text:p text:style-name="P13"><text:span text:style-name="T5">Change in executed file location </text:span><text:span text:style-name="T7">does not</text:span><text:span text:style-name="T5"> affects the stack traces.</text:span></text:p>
      <text:p text:style-name="P3"/>
      <text:p text:style-name="P6">When running python code to compare 2 stack traces, the stack trace text files must be stored in different directory or renamed as running a new python code <text:span text:style-name="T14">(in this case, the compare code)</text:span> will try to overwrite and read the text file at the same time.</text:p>
      <text:p text:style-name="P6"/>
      <text:p text:style-name="P14"><text:span text:style-name="T8">When I ran a python code to get the number of lines of ‘</text:span><text:span text:style-name="T10">stack</text:span><text:span text:style-name="T8">.txt’ </text:span><text:span text:style-name="T9">(</text:span><text:span text:style-name="T10">15 000</text:span><text:span text:style-name="T9"> 000 lines)</text:span><text:span text:style-name="T8">, the program runs with a for loop and iterates too many times that its ‘stack.txt’ gets very large as it records all of the program atomic operations. It gets as large as </text:span><text:span text:style-name="T11">2</text:span><text:span text:style-name="T8">GB with more than 30 million lines of push/pop/… </text:span><text:span text:style-name="T9">Therefore, this is </text:span><text:span text:style-name="T10">obviously </text:span><text:span text:style-name="T9">a drawback of vpython when running small operations many times.</text:span></text:p>
      <text:p text:style-name="P16">So, to evaluate the differences between 2 ‘vpython.txt’ files and avoid vpython generating large stack trace file, I use python version 3.8 instead.</text:p>
      <text:p text:style-name="P8"/>
      <text:p text:style-name="P8"/>
      <text:p text:style-name="P2"/>
      <text:p text:style-name="P2"/>
      <text:p text:style-name="P9">TODOs:</text:p>
      <text:p text:style-name="P10">Record differences between 2 files</text:p>
      <text:p text:style-name="P8">Use different methods to print csv fil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How to push code to github:</text:p>
      <text:p text:style-name="P1"/>
      <text:p text:style-name="P20"><text:span text:style-name="T1">git init</text:span></text:p>
      <text:p text:style-name="P21"><text:span text:style-name="T1">git add .</text:span></text:p>
      <text:p text:style-name="P20"><text:span text:style-name="T12">git commit -m "</text:span><text:span text:style-name="T13">Hello world!</text:span><text:span text:style-name="T12">"</text:span></text:p>
      <text:p text:style-name="P1">git remote add origin https://github.com/rodonguyen/vres_code_2021.git</text:p>
      <text:p text:style-name="P1"><text:span text:style-name="T15">(</text:span>git pull origin master<text:span text:style-name="T15">)</text:span></text:p>
      <text:p text:style-name="P1">git push origin master</text:p>
      <text:p text:style-name="P1"/>
      <text:p text:style-name="P1">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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2T17:19:24.405174111</meta:creation-date>
    <meta:generator>LibreOffice/6.4.7.2$Linux_X86_64 LibreOffice_project/40$Build-2</meta:generator>
    <meta:editing-cycles>6</meta:editing-cycles>
    <meta:editing-duration>P3DT5H33M31S</meta:editing-duration>
    <dc:date>2021-12-16T22:06:54.502695281</dc:date>
    <meta:document-statistic meta:table-count="0" meta:image-count="0" meta:object-count="0" meta:page-count="2" meta:paragraph-count="21" meta:word-count="250" meta:character-count="1488" meta:non-whitespace-character-count="1259"/>
  </office:meta>
</office:document-meta>
</file>